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89.29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6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erySal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erveur</text:p>
          </table:table-cell>
          <table:table-cell table:style-name="ce3" office:value-type="string" calcext:value-type="string">
            <text:p>Demande de validation de commande de produit de la part d’un client. Peut être répondue par ackSale, errQuery ou refQuery</text:p>
          </table:table-cell>
          <table:table-cell table:style-name="ce3" office:value-type="string" calcext:value-type="string">
            <text:p>Id de la commande, détail de la commande, id du client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ackSale</text:p>
          </table:table-cell>
          <table:table-cell table:style-name="ce1" office:value-type="string" calcext:value-type="string">
            <text:p>serveur</text:p>
          </table:table-cell>
          <table:table-cell table:style-name="ce1" office:value-type="string" calcext:value-type="string">
            <text:p>client </text:p>
          </table:table-cell>
          <table:table-cell table:style-name="ce3" office:value-type="string" calcext:value-type="string">
            <text:p>Notification de validation de la commande précédement envoyée (via querySale).</text:p>
          </table:table-cell>
          <table:table-cell table:style-name="ce3" office:value-type="string" calcext:value-type="string">
            <text:p>Id de la commande, id du client, id du serveur</text:p>
          </table:table-cell>
          <table:table-cell table:style-name="ce7"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erySta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5" office:value-type="string" calcext:value-type="string">
            <text:p>Demande de récupération de données statisitques de la part d’un client à destination d’un serveur. Peut être répondu avec msgStat, errQuery ou refQuery</text:p>
          </table:table-cell>
          <table:table-cell table:style-name="ce5" office:value-type="string" calcext:value-type="string">
            <text:p>Id du client, id du serveur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msg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5" office:value-type="string" calcext:value-type="string">
            <text:p>Message contenant les données statistiques demandés précédement par une requête queryStat</text:p>
          </table:table-cell>
          <table:table-cell table:style-name="ce5" office:value-type="string" calcext:value-type="string">
            <text:p>id du client, id du serveur, données statistiques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eryStock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erveur</text:p>
          </table:table-cell>
          <table:table-cell table:style-name="ce3" office:value-type="string" calcext:value-type="string">
            <text:p>Demande de récupération des stocks actuels de la part d’un client à destination d’un serveur. Peut être répondu avec msgStock, errQuery ou refQuery</text:p>
          </table:table-cell>
          <table:table-cell table:style-name="ce3" office:value-type="string" calcext:value-type="string">
            <text:p>Id du client, id du serveur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msgStock</text:p>
          </table:table-cell>
          <table:table-cell table:style-name="ce1" office:value-type="string" calcext:value-type="string">
            <text:p>serveur</text:p>
          </table:table-cell>
          <table:table-cell table:style-name="ce1" office:value-type="string" calcext:value-type="string">
            <text:p>client </text:p>
          </table:table-cell>
          <table:table-cell table:style-name="ce3" office:value-type="string" calcext:value-type="string">
            <text:p>Message contenant les données des stocks demandés précédement par une requête queryStock</text:p>
          </table:table-cell>
          <table:table-cell table:style-name="ce3" office:value-type="string" calcext:value-type="string">
            <text:p>Id du client, id du serveur, données des stocks</text:p>
          </table:table-cell>
          <table:table-cell table:style-name="ce7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ueryUpdate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5" office:value-type="string" calcext:value-type="string">
            <text:p>Demande de mise à jour de stocks de la part d’un client auprès d’un serveur. Peut être répondu avec ackUpdate, errQuery ou refQuery</text:p>
          </table:table-cell>
          <table:table-cell table:style-name="ce5" office:value-type="string" calcext:value-type="string">
            <text:p>Id du client, id du serveur, id de la modification, détail des modifica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ackUpdate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5" office:value-type="string" calcext:value-type="string">
            <text:p>Notification de succès de la mise à jour des stocks. Réponse à une requête queryUpdate.</text:p>
          </table:table-cell>
          <table:table-cell table:style-name="ce5" office:value-type="string" calcext:value-type="string">
            <text:p>Id du client, id du serveur, id de la modification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ueryRevertSal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Demande de rollback d’une commande de la part d’un client et à destination d’un serveur. Peut être répondu par ackRevertSale, errQuery ou refQuery</text:p>
          </table:table-cell>
          <table:table-cell table:style-name="ce3" office:value-type="string" calcext:value-type="string">
            <text:p>id du client, id du serveur, id de la commande à annuler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7.1</text:p>
          </table:table-cell>
          <table:table-cell table:style-name="ce3" office:value-type="string" calcext:value-type="string">
            <text:p>ackRevert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Notification de succès du rollback d’une commande. Réponse à une requête queryRevertSale.</text:p>
          </table:table-cell>
          <table:table-cell table:style-name="ce3" office:value-type="string" calcext:value-type="string">
            <text:p>id du client, id du serveur, id de la commande à annuler</text:p>
          </table:table-cell>
          <table:table-cell table:style-name="ce8" table:number-columns-repeated="1018"/>
        </table:table-row>
        <table:table-row table:style-name="ro1"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errQuery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Notification d’échec de la requête suite à une erreur côté serveur. Peut être envoyé comme réponse à n’importe quelle requête.</text:p>
          </table:table-cell>
          <table:table-cell table:style-name="ce2" office:value-type="string" calcext:value-type="string">
            <text:p>id du serveur, id du client, id de la requête, détail de l’erreur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refQuery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Notification d’échec de la requête suite à un refus du serveur, motivé par une raison qui doit être détaillée dans la notification. Peut être envoyé comme réponse à n’importe quelle requête.</text:p>
          </table:table-cell>
          <table:table-cell table:style-name="ce2" office:value-type="string" calcext:value-type="string">
            <text:p>id du serveur, id du client, id de la requête, détail du refus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ueryAccountList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erveur</text:p>
          </table:table-cell>
          <table:table-cell table:style-name="ce3" office:value-type="string" calcext:value-type="string">
            <text:p>Demande de la liste des comptes utilisateurs avec leurs niveau de permission.peut être répondu par msgAccoung ou les messages 0.1 et 0.2</text:p>
          </table:table-cell>
          <table:table-cell table:style-name="ce1"/>
          <table:table-cell table:style-name="ce7" table:number-columns-repeated="1018"/>
        </table:table-row>
        <table:table-row table:style-name="ro1"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msgAccountList</text:p>
          </table:table-cell>
          <table:table-cell table:style-name="ce1" office:value-type="string" calcext:value-type="string">
            <text:p>serveur</text:p>
          </table:table-cell>
          <table:table-cell table:style-name="ce1" office:value-type="string" calcext:value-type="string">
            <text:p>client</text:p>
          </table:table-cell>
          <table:table-cell table:style-name="ce3" office:value-type="string" calcext:value-type="string">
            <text:p>Message contenant la liste des comptes utilisateurs avec leurs niveaux de permission respectifs. Peut être envoyé comme réponse à une requête queryAccount.</text:p>
          </table:table-cell>
          <table:table-cell table:style-name="ce1"/>
          <table:table-cell table:style-name="ce7"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ueryConnectAccoun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5" office:value-type="string" calcext:value-type="string">
            <text:p>Demande de connexion ou de déconnexion d’un compte auprès du serveur. Peut être répondu avec ackConnectAccount.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.1" calcext:value-type="float">
            <text:p>9,1</text:p>
          </table:table-cell>
          <table:table-cell table:style-name="ce2" office:value-type="string" calcext:value-type="string">
            <text:p>ackConnectAccoun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Notification de succès du changement d’état du compte. Réponse à une requête queryConnectAccount.</text:p>
          </table:table-cell>
          <table:table-cell table:style-name="ce2"/>
          <table:table-cell table:number-columns-repeated="1018"/>
        </table:table-row>
        <table:table-row table:style-name="ro6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queryPing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erveur</text:p>
          </table:table-cell>
          <table:table-cell table:style-name="ce3" office:value-type="string" calcext:value-type="string">
            <text:p>Requête de ping.</text:p>
          </table:table-cell>
          <table:table-cell table:style-name="ce1"/>
          <table:table-cell table:style-name="ce7" table:number-columns-repeated="1018"/>
        </table:table-row>
        <table:table-row table:style-name="ro6">
          <table:table-cell table:style-name="ce1" office:value-type="string" calcext:value-type="string">
            <text:p>10.1</text:p>
          </table:table-cell>
          <table:table-cell table:style-name="ce1" office:value-type="string" calcext:value-type="string">
            <text:p>ackPing</text:p>
          </table:table-cell>
          <table:table-cell table:style-name="ce1" office:value-type="string" calcext:value-type="string">
            <text:p>serveur</text:p>
          </table:table-cell>
          <table:table-cell table:style-name="ce1" office:value-type="string" calcext:value-type="string">
            <text:p>client</text:p>
          </table:table-cell>
          <table:table-cell table:style-name="ce3" office:value-type="string" calcext:value-type="string">
            <text:p>Réponse à un ping.</text:p>
          </table:table-cell>
          <table:table-cell table:style-name="ce1"/>
          <table:table-cell table:style-name="ce7"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queryConfigLis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5" office:value-type="string" calcext:value-type="string">
            <text:p>Demande de récupération de la configuration du serveur. Peut être répondu avec msgConfig.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11.1</text:p>
          </table:table-cell>
          <table:table-cell table:style-name="ce2" office:value-type="string" calcext:value-type="string">
            <text:p>msgConfigLis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Message contenant la configuration actuelle du serveur répondant à la query. Réponse à une requête queryConfig.</text:p>
          </table:table-cell>
          <table:table-cell table:style-name="ce2"/>
          <table:table-cell table:number-columns-repeated="1018"/>
        </table:table-row>
        <table:table-row table:style-name="ro6" table:number-rows-repeated="2">
          <table:table-cell table:style-name="ce1" table:number-columns-repeated="4"/>
          <table:table-cell table:style-name="ce3"/>
          <table:table-cell table:style-name="ce1"/>
          <table:table-cell table:style-name="ce7" table:number-columns-repeated="1018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09:27:38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03:04.538000000</meta:creation-date>
    <meta:generator>LibreOffice/5.2.7.2$Windows_x86 LibreOffice_project/2b7f1e640c46ceb28adf43ee075a6e8b8439ed10</meta:generator>
    <dc:date>2017-08-10T09:28:12.808000000</dc:date>
    <meta:editing-duration>PT5H21M17S</meta:editing-duration>
    <meta:editing-cycles>39</meta:editing-cycles>
    <meta:document-statistic meta:table-count="1" meta:cell-count="112" meta:object-count="0"/>
  </office:meta>
</office:document-meta>
</file>